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fo:min-height="16.255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subtitle">
      <style:graphic-properties draw:fill-color="#ffffff" fo:min-height="19.363cm"/>
    </style:style>
    <style:style style:name="pr4" style:family="presentation" style:parent-style-name="Padrão-notes">
      <style:graphic-properties draw:fill-color="#ffffff" fo:min-height="13.364cm"/>
    </style:style>
    <style:style style:name="pr5" style:family="presentation" style:parent-style-name="Padrão-subtitle">
      <style:graphic-properties draw:fill-color="#ffffff" fo:min-height="19.163cm"/>
    </style:style>
    <style:style style:name="pr6" style:family="presentation" style:parent-style-name="Padrão-subtitle">
      <style:graphic-properties draw:fill-color="#ffffff" fo:min-height="18.963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44pt" style:font-size-asian="44pt" style:font-size-complex="44pt"/>
    </style:style>
    <style:style style:name="P4" style:family="paragraph">
      <loext:graphic-properties draw:fill-color="#ffffff"/>
      <style:paragraph-properties fo:text-align="center"/>
      <style:text-properties fo:font-size="44pt" style:font-size-asian="44pt" style:font-size-complex="44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  <style:text-properties fo:font-size="32pt"/>
    </style:style>
    <style:style style:name="T1" style:family="text">
      <style:text-properties fo:color="#808080" fo:font-size="48pt" style:font-size-asian="48pt" style:font-size-complex="4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201cm" svg:y="2.2cm" presentation:class="subtitle" presentation:user-transformed="true">
          <draw:text-box>
            <text:p><text:span text:style-name="T1">Canção do Céu</text:span></text:p>
            <text:p><text:span text:style-name="T2">Anderson Freir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office:forms form:automatic-focus="false" form:apply-design-mode="false"/>
        <draw:frame presentation:style-name="pr3" draw:text-style-name="P3" draw:layer="layout" svg:width="25.199cm" svg:height="19.363cm" svg:x="1.4cm" svg:y="0.837cm" presentation:class="subtitle" presentation:user-transformed="true">
          <draw:text-box>
            <text:p text:style-name="P2"><text:span text:style-name="T3">Existe uma canção em</text:span></text:p>
            <text:p text:style-name="P2"><text:span text:style-name="T3">cada um de nós</text:span></text:p>
            <text:p text:style-name="P2"><text:span text:style-name="T3">Foi Deus quem escreveu</text:span></text:p>
            <text:p text:style-name="P2"><text:span text:style-name="T3">Pra Ele Mesmo ouvir</text:span></text:p>
            <text:p text:style-name="P2"><text:span text:style-name="T3">O inimigo quer tirar ela de mim</text:span></text:p>
            <text:p text:style-name="P2"><text:span text:style-name="T3">Mas serei fiel até o fim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32">
        <office:forms form:automatic-focus="false" form:apply-design-mode="false"/>
        <draw:frame presentation:style-name="pr5" draw:text-style-name="P3" draw:layer="layout" svg:width="25.199cm" svg:height="19.163cm" svg:x="1.4cm" svg:y="0.837cm" presentation:class="subtitle" presentation:user-transformed="true">
          <draw:text-box>
            <text:p text:style-name="P2"><text:span text:style-name="T3">Integrante sou do coral celestial</text:span></text:p>
            <text:p text:style-name="P2"><text:span text:style-name="T3">O meu Maestro disse </text:span></text:p>
            <text:p text:style-name="P2"><text:span text:style-name="T3">que eu sou especial</text:span></text:p>
            <text:p text:style-name="P2"><text:span text:style-name="T3">Não vivo mais eu</text:span></text:p>
            <text:p text:style-name="P2"><text:span text:style-name="T3">Quem vive em mim é Ele</text:span></text:p>
            <text:p text:style-name="P2"><text:span text:style-name="T3">Estou ensaiando </text:span></text:p>
            <text:p text:style-name="P2"><text:span text:style-name="T3">pra cantar no Céu pra El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32">
        <office:forms form:automatic-focus="false" form:apply-design-mode="false"/>
        <draw:frame presentation:style-name="pr3" draw:text-style-name="P3" draw:layer="layout" svg:width="25.199cm" svg:height="19.363cm" svg:x="1.4cm" svg:y="0.837cm" presentation:class="subtitle" presentation:user-transformed="true">
          <draw:text-box>
            <text:p text:style-name="P2"><text:span text:style-name="T3">No coral eu quero cantar</text:span></text:p>
            <text:p text:style-name="P2"><text:span text:style-name="T3">Declarar que Ele é Santo, Santo</text:span></text:p>
            <text:p text:style-name="P2"><text:span text:style-name="T3">Infinitamente adorar</text:span></text:p>
            <text:p text:style-name="P2"><text:span text:style-name="T3">Dizendo que Jesus é Santo, Santo</text:span></text:p>
            <text:p text:style-name="P2"><text:span text:style-name="T3">A composição do Céu</text:span></text:p>
            <text:p text:style-name="P2"><text:span text:style-name="T3">Vai cantar quem for fiel</text:span></text:p>
            <text:p text:style-name="P2"><text:span text:style-name="T3">O hino da vitória será o meu troféu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32">
        <office:forms form:automatic-focus="false" form:apply-design-mode="false"/>
        <draw:frame presentation:style-name="pr5" draw:text-style-name="P3" draw:layer="layout" svg:width="25.199cm" svg:height="19.163cm" svg:x="1.4cm" svg:y="0.837cm" presentation:class="subtitle" presentation:user-transformed="true">
          <draw:text-box>
            <text:p text:style-name="P2"><text:span text:style-name="T3">No coral eu quero cantar</text:span></text:p>
            <text:p text:style-name="P2"><text:span text:style-name="T3">Declarar que Ele é Santo, Santo</text:span></text:p>
            <text:p text:style-name="P2"><text:span text:style-name="T3">Infinitamente adorar</text:span></text:p>
            <text:p text:style-name="P2"><text:span text:style-name="T3">Dizendo que Jesus é Santo, Santo</text:span></text:p>
            <text:p text:style-name="P2"><text:span text:style-name="T3">A composição do Céu</text:span></text:p>
            <text:p text:style-name="P2"><text:span text:style-name="T3">Vai cantar quem for fiel</text:span></text:p>
            <text:p text:style-name="P2"><text:span text:style-name="T3">Vou erguer o meu troféu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32">
        <draw:frame presentation:style-name="pr5" draw:text-style-name="P4" draw:layer="layout" svg:width="25.199cm" svg:height="19.163cm" svg:x="1.4cm" svg:y="0.837cm" presentation:class="subtitle" presentation:user-transformed="true">
          <draw:text-box>
            <text:p text:style-name="P2"><text:span text:style-name="T3">Integrante sou do coral celestial</text:span></text:p>
            <text:p text:style-name="P2"><text:span text:style-name="T3">O meu Maestro disse </text:span></text:p>
            <text:p text:style-name="P2"><text:span text:style-name="T3">que eu sou especial</text:span></text:p>
            <text:p text:style-name="P2"><text:span text:style-name="T3">Não vivo mais eu</text:span></text:p>
            <text:p text:style-name="P2"><text:span text:style-name="T3">Quem vive em mim é Ele</text:span></text:p>
            <text:p text:style-name="P2"><text:span text:style-name="T3">Estou ensaiando </text:span></text:p>
            <text:p text:style-name="P2"><text:span text:style-name="T3">pra cantar no Céu pra El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32">
        <draw:frame presentation:style-name="pr3" draw:text-style-name="P6" draw:layer="layout" svg:width="25.199cm" svg:height="19.363cm" svg:x="1.4cm" svg:y="0.837cm" presentation:class="subtitle" presentation:user-transformed="true">
          <draw:text-box>
            <text:p text:style-name="P2"><text:span text:style-name="T3">No coral eu quero cantar</text:span></text:p>
            <text:p text:style-name="P2"><text:span text:style-name="T3">Declarar que Ele é Santo, Santo</text:span></text:p>
            <text:p text:style-name="P2"><text:span text:style-name="T3">Infinitamente adorar</text:span></text:p>
            <text:p text:style-name="P2"><text:span text:style-name="T3">Dizendo que Jesus é Santo, Santo</text:span></text:p>
            <text:p text:style-name="P2"><text:span text:style-name="T3">A composição do Céu</text:span></text:p>
            <text:p text:style-name="P2"><text:span text:style-name="T3">Vai cantar quem for fiel</text:span></text:p>
            <text:p text:style-name="P2"><text:span text:style-name="T3">O hino da vitória será o meu troféu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32">
        <draw:frame presentation:style-name="pr5" draw:text-style-name="P1" draw:layer="layout" svg:width="25.199cm" svg:height="19.163cm" svg:x="1.4cm" svg:y="0.837cm" presentation:class="subtitle" presentation:user-transformed="true">
          <draw:text-box>
            <text:p text:style-name="P2"><text:span text:style-name="T3">No coral eu quero cantar</text:span></text:p>
            <text:p text:style-name="P2"><text:span text:style-name="T3">Declarar que Ele é Santo, Santo</text:span></text:p>
            <text:p text:style-name="P2"><text:span text:style-name="T3">Infinitamente adorar</text:span></text:p>
            <text:p text:style-name="P2"><text:span text:style-name="T3">Dizendo que Jesus é Santo, Santo</text:span></text:p>
            <text:p text:style-name="P2"><text:span text:style-name="T3">A composição do Céu</text:span></text:p>
            <text:p text:style-name="P2"><text:span text:style-name="T3">Vai cantar quem for fiel</text:span></text:p>
            <text:p text:style-name="P2"><text:span text:style-name="T3">Vou erguer o meu troféu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32">
        <draw:frame presentation:style-name="pr5" draw:text-style-name="P3" draw:layer="layout" svg:width="25.199cm" svg:height="19.163cm" svg:x="1.4cm" svg:y="0.837cm" presentation:class="subtitle" presentation:user-transformed="true">
          <draw:text-box>
            <text:p text:style-name="P2"><text:span text:style-name="T3">Adorado, Exaltado, Poderoso</text:span></text:p>
            <text:p text:style-name="P2"><text:span text:style-name="T3">Magnificado,Jesus Cristo, Glorioso</text:span></text:p>
            <text:p text:style-name="P2"><text:span text:style-name="T3">No grande dia esperado vou louvar</text:span></text:p>
            <text:p text:style-name="P2"><text:span text:style-name="T3">Santo é o Senho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32">
        <draw:frame presentation:style-name="pr3" draw:text-style-name="P3" draw:layer="layout" svg:width="25.199cm" svg:height="19.363cm" svg:x="1.4cm" svg:y="0.837cm" presentation:class="subtitle" presentation:user-transformed="true">
          <draw:text-box>
            <text:p text:style-name="P2"><text:span text:style-name="T3">Adorado, Exaltado, Poderoso</text:span></text:p>
            <text:p text:style-name="P2"><text:span text:style-name="T3">Magnificado,Jesus Cristo, Glorioso</text:span></text:p>
            <text:p text:style-name="P2"><text:span text:style-name="T3">No grande dia esperado vou louvar</text:span></text:p>
            <text:p text:style-name="P2"><text:span text:style-name="T3">Santo, Santo é o Senho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32">
        <draw:frame presentation:style-name="pr6" draw:text-style-name="P1" draw:layer="layout" svg:width="25.199cm" svg:height="18.963cm" svg:x="1.4cm" svg:y="0.837cm" presentation:class="subtitle" presentation:user-transformed="true">
          <draw:text-box>
            <text:p text:style-name="P2"><text:span text:style-name="T3">No coral eu quero cantar</text:span></text:p>
            <text:p text:style-name="P2"><text:span text:style-name="T3">Declarar que Ele é Santo, Santo</text:span></text:p>
            <text:p text:style-name="P2"><text:span text:style-name="T3">Infinitamente adorar</text:span></text:p>
            <text:p text:style-name="P2"><text:span text:style-name="T3">Dizendo que Jesus é Santo, Santo</text:span></text:p>
            <text:p text:style-name="P2"><text:span text:style-name="T3">A composição do Céu</text:span></text:p>
            <text:p text:style-name="P2"><text:span text:style-name="T3">Vai cantar quem for fiel</text:span></text:p>
            <text:p text:style-name="P2"><text:span text:style-name="T3">O hino da vitória será o meu troféu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32">
        <draw:frame presentation:style-name="pr5" draw:text-style-name="P1" draw:layer="layout" svg:width="25.199cm" svg:height="19.163cm" svg:x="1.4cm" svg:y="0.837cm" presentation:class="subtitle" presentation:user-transformed="true">
          <draw:text-box>
            <text:p text:style-name="P2"><text:span text:style-name="T3">No coral eu quero cantar</text:span></text:p>
            <text:p text:style-name="P2"><text:span text:style-name="T3">Declarar que Ele é Santo, Santo</text:span></text:p>
            <text:p text:style-name="P2"><text:span text:style-name="T3">Infinitamente adorar</text:span></text:p>
            <text:p text:style-name="P2"><text:span text:style-name="T3">Dizendo que Jesus é Santo, Santo</text:span></text:p>
            <text:p text:style-name="P2"><text:span text:style-name="T3">A composição do Céu</text:span></text:p>
            <text:p text:style-name="P2"><text:span text:style-name="T3">Vai cantar quem for fiel</text:span></text:p>
            <text:p text:style-name="P2"><text:span text:style-name="T3">Vou erguer o meu troféu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pt" fo:country="B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Índice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pt" fo:country="BR" style:font-name-asian="FreeSans1" style:font-family-asian="FreeSans" style:font-family-generic-asian="swiss" style:font-pitch-asian="variable" style:font-size-asian="12pt" style:language-asian="hi" style:country-asian="IN"/>
    </style:style>
    <style:style style:name="Legenda" style:family="graphic">
      <style:paragraph-properties fo:margin-top="0.374cm" fo:margin-bottom="0.374cm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pt" fo:country="BR" fo:font-style="italic" style:font-name-asian="FreeSans1" style:font-family-asian="FreeSans" style:font-family-generic-asian="swiss" style:font-pitch-asian="variable" style:font-size-asian="12pt" style:language-asian="hi" style:country-asian="IN" style:font-style-asian="italic" style:font-style-complex="italic"/>
    </style:style>
    <style:style style:name="Lista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pt" fo:country="BR" style:font-name-asian="FreeSans1" style:font-family-asian="FreeSans" style:font-family-generic-asian="swiss" style:font-pitch-asian="variable" style:font-size-asian="12pt" style:language-asian="hi" style:country-asian="IN"/>
    </style:style>
    <style:style style:name="Padrã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zarone </meta:initial-creator>
    <meta:creation-date>2015-09-27T12:08:25.506742965</meta:creation-date>
    <dc:date>2015-09-27T12:31:33.996318564</dc:date>
    <dc:creator>lazarone </dc:creator>
    <meta:editing-duration>PT16M54S</meta:editing-duration>
    <meta:editing-cycles>18</meta:editing-cycles>
    <meta:generator>LibreOffice/4.4.2.2$Linux_x86 LibreOffice_project/40m0$Build-2</meta:generator>
    <meta:document-statistic meta:object-count="57"/>
  </office:meta>
</office:document-meta>
</file>